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>
      <style:paragraph-properties fo:margin-top="0in" fo:margin-bottom="0in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1">
      <style:paragraph-properties fo:margin-top="0in" fo:margin-bottom="0in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2">
      <style:paragraph-properties fo:margin-top="0in" fo:margin-bottom="0in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3">
      <style:paragraph-properties fo:margin-top="0in" fo:margin-bottom="0in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4">
      <style:paragraph-properties fo:margin-top="0in" fo:margin-bottom="0in" style:contextual-spacing="false"/>
    </style:style>
    <style:style style:name="P25" style:family="paragraph" style:parent-style-name="Text_20_body" style:list-style-name="L14"/>
    <style:style style:name="P26" style:family="paragraph" style:parent-style-name="Text_20_body" style:list-style-name="L15">
      <style:paragraph-properties fo:margin-top="0in" fo:margin-bottom="0in" style:contextual-spacing="false"/>
    </style:style>
    <style:style style:name="P27" style:family="paragraph" style:parent-style-name="Text_20_body" style:list-style-name="L15"/>
    <style:style style:name="P28" style:family="paragraph" style:parent-style-name="Text_20_body" style:list-style-name="L16">
      <style:paragraph-properties fo:margin-top="0in" fo:margin-bottom="0in" style:contextual-spacing="false"/>
    </style:style>
    <style:style style:name="P29" style:family="paragraph" style:parent-style-name="Text_20_body" style:list-style-name="L16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PIC 3 : ITERATION</text:h>
      <text:h text:style-name="Heading_20_2" text:outline-level="2">Summary</text:h>
      <text:p text:style-name="Text_20_body">In this session, we introduce <text:span text:style-name="Strong_20_Emphasis">iteration</text:span>—the fundamental concept of repeating actions in code—through both <text:span text:style-name="Source_20_Text">while</text:span> and <text:span text:style-name="Source_20_Text">for</text:span> loops. We’ll start by motivating why loops matter (avoiding repetition), then demo simple examples (the “Lost Forest” game, counters, factorial, summing ranges), and finally give students structured practice: finger exercises, small group challenges, and “at-home” problems. Recitation 2 reminders and a brief recap of Lecture 2 (strings, I/O, branching) are woven in to reinforce connections. By the end, students will be comfortable using both loop constructs, controlling them with counters and conditionals, and applying them to real-world tasks (e.g. digit sums, divisibility tests).</text:p>
      <text:p text:style-name="Horizontal_20_Line"/>
      <text:h text:style-name="Heading_20_2" text:outline-level="2">1. Welcome &amp; Recap (10 minutes)</text:h>
      <text:list text:style-name="L1">
        <text:list-item>
          <text:p text:style-name="P1"><text:span text:style-name="Strong_20_Emphasis">Quick Icebreaker</text:span></text:p>
          <text:list>
            <text:list-item>
              <text:p text:style-name="P1">“What everyday tasks do you ‘repeat’ until something happens?”</text:p>
              <text:p text:style-name="P1">(e.g., checking a traffic light, stirring sugar into tea)</text:p>
            </text:list-item>
          </text:list>
        </text:list-item>
        <text:list-item>
          <text:p text:style-name="P1"><text:span text:style-name="Strong_20_Emphasis">Recap Lecture 2</text:span></text:p>
          <text:list>
            <text:list-item>
              <text:p text:style-name="P2">Strings, input/output, branching (<text:span text:style-name="Source_20_Text">if</text:span>/<text:span text:style-name="Source_20_Text">elif</text:span>/<text:span text:style-name="Source_20_Text">else</text:span>) </text:p>
            </text:list-item>
            <text:list-item>
              <text:p text:style-name="P2">How branching made decisions; now loops will let us <text:span text:style-name="Strong_20_Emphasis">repeat</text:span> actions. </text:p>
            </text:list-item>
          </text:list>
        </text:list-item>
        <text:list-item>
          <text:p text:style-name="P1"><text:span text:style-name="Strong_20_Emphasis">Learning Objectives</text:span></text:p>
          <text:list>
            <text:list-item>
              <text:p text:style-name="P2">Understand <text:span text:style-name="Source_20_Text">while</text:span> vs. <text:span text:style-name="Source_20_Text">for</text:span> loops </text:p>
            </text:list-item>
            <text:list-item>
              <text:p text:style-name="P2">Control loops via counters and conditions </text:p>
            </text:list-item>
            <text:list-item>
              <text:p text:style-name="P1">Apply loops to practical tasks </text:p>
            </text:list-item>
          </text:list>
        </text:list-item>
      </text:list>
      <text:p text:style-name="Horizontal_20_Line"/>
      <text:h text:style-name="Heading_20_2" text:outline-level="2">2. Motivation: Why Iteration? (10 minutes)</text:h>
      <text:list text:style-name="L2">
        <text:list-item>
          <text:p text:style-name="P3"><text:span text:style-name="Strong_20_Emphasis">Avoid Repetition</text:span></text:p>
          <text:p text:style-name="P3">― Imagine writing <text:span text:style-name="Source_20_Text">print("Hello")</text:span> 100 times by hand!</text:p>
        </text:list-item>
        <text:list-item>
          <text:p text:style-name="P3"><text:span text:style-name="Strong_20_Emphasis">Program Flow with Loops</text:span></text:p>
          <text:p text:style-name="P3">― Loops let us express “do X until Y” or “do X for each item in a list.”</text:p>
        </text:list-item>
        <text:list-item>
          <text:p text:style-name="P3"><text:span text:style-name="Strong_20_Emphasis">Real-world Analogies</text:span></text:p>
          <text:p text:style-name="P3">― Assembly-line robots repeating the same step; playlists cycling through songs.</text:p>
        </text:list-item>
      </text:list>
      <text:p text:style-name="Horizontal_20_Line"/>
      <text:h text:style-name="Heading_20_2" text:outline-level="2"><text:soft-page-break/>3. <text:span text:style-name="Source_20_Text">while</text:span> Loops: Theory &amp; Examples (20 minutes)</text:h>
      <text:h text:style-name="Heading_20_3" text:outline-level="3">3.1 Structure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hile &lt;condition&gt;:</text:span></text:p>
      <text:p text:style-name="Preformatted_20_Text"><text:span text:style-name="Source_20_Text"><text:s text:c="4"/>&lt;body&gt;</text:span></text:p>
      <text:p text:style-name="P4"/>
      <text:list text:style-name="L3">
        <text:list-item>
          <text:p text:style-name="P5">Test condition; if True, run body then re-test. </text:p>
        </text:list-item>
        <text:list-item>
          <text:p text:style-name="P6">Can run <text:span text:style-name="Strong_20_Emphasis">zero or many</text:span> times. </text:p>
        </text:list-item>
      </text:list>
      <text:h text:style-name="Heading_20_3" text:outline-level="3">3.2 Live Demo: “Lost Forest” Game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where = input("Lost Forest: go left or right? ")</text:span></text:p>
      <text:p text:style-name="Preformatted_20_Text"><text:span text:style-name="Source_20_Text">while where.lower() == "right":</text:span></text:p>
      <text:p text:style-name="Preformatted_20_Text"><text:span text:style-name="Source_20_Text"><text:s text:c="4"/>where = input("Still lost… go left or right? ")</text:span></text:p>
      <text:p text:style-name="Preformatted_20_Text"><text:span text:style-name="Source_20_Text">print("You got out of the Lost Forest! \\o/")</text:span></text:p>
      <text:p text:style-name="P4"/>
      <text:list text:style-name="L4">
        <text:list-item>
          <text:p text:style-name="P7"><text:span text:style-name="Strong_20_Emphasis">Try it</text:span>: Uncomment &amp; run. </text:p>
        </text:list-item>
        <text:list-item>
          <text:p text:style-name="P7"><text:span text:style-name="Strong_20_Emphasis">Discussion</text:span>: What happens if user never types “left”? (Infinite loop) </text:p>
        </text:list-item>
        <text:list-item>
          <text:p text:style-name="P8"><text:span text:style-name="Strong_20_Emphasis">Variation</text:span>: Add a counter that prints “:(” after 3 wrong tries. </text:p>
        </text:list-item>
      </text:list>
      <text:h text:style-name="Heading_20_3" text:outline-level="3">3.3 Counter Pattern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n = 0</text:span></text:p>
      <text:p text:style-name="Preformatted_20_Text"><text:span text:style-name="Source_20_Text">while n &lt; 5:</text:span></text:p>
      <text:p text:style-name="Preformatted_20_Text"><text:span text:style-name="Source_20_Text"><text:s text:c="4"/>print(n)</text:span></text:p>
      <text:p text:style-name="Preformatted_20_Text"><text:span text:style-name="Source_20_Text"><text:s text:c="4"/>n += 1</text:span></text:p>
      <text:p text:style-name="P4"/>
      <text:list text:style-name="L5">
        <text:list-item>
          <text:p text:style-name="P9">Use a <text:span text:style-name="Strong_20_Emphasis">counter variable</text:span> to limit loop iterations. </text:p>
        </text:list-item>
        <text:list-item>
          <text:p text:style-name="P10">Contrast with infinite loop (<text:span text:style-name="Source_20_Text">while True:</text:span>) and how to break. </text:p>
        </text:list-item>
      </text:list>
      <text:p text:style-name="Horizontal_20_Line"/>
      <text:h text:style-name="Heading_20_2" text:outline-level="2"><text:soft-page-break/></text:h>
      <text:h text:style-name="Heading_20_2" text:outline-level="2"/>
      <text:h text:style-name="Heading_20_2" text:outline-level="2">4. <text:span text:style-name="Source_20_Text">for</text:span> Loops: Theory &amp; Examples (20 minutes)</text:h>
      <text:h text:style-name="Heading_20_3" text:outline-level="3">4.1 Structure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for variable in &lt;iterable&gt;:</text:span></text:p>
      <text:p text:style-name="Preformatted_20_Text"><text:span text:style-name="Source_20_Text"><text:s text:c="4"/>&lt;body&gt;</text:span></text:p>
      <text:p text:style-name="P4"/>
      <text:list text:style-name="L6">
        <text:list-item>
          <text:p text:style-name="P11">Python’s <text:span text:style-name="Strong_20_Emphasis"><text:span text:style-name="Source_20_Text">range()</text:span></text:span> generates sequences of integers. </text:p>
        </text:list-item>
      </text:list>
      <text:h text:style-name="Heading_20_3" text:outline-level="3">4.2 Basic Ranges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for i in range(5): <text:s text:c="6"/># 0,1,2,3,4</text:span></text:p>
      <text:p text:style-name="Preformatted_20_Text"><text:span text:style-name="Source_20_Text"><text:s text:c="4"/>print(i)</text:span></text:p>
      <text:p text:style-name="Preformatted_20_Text"/>
      <text:p text:style-name="Preformatted_20_Text"><text:span text:style-name="Source_20_Text">for i in range(1,6): <text:s text:c="4"/># 1,2,3,4,5</text:span></text:p>
      <text:p text:style-name="Preformatted_20_Text"><text:span text:style-name="Source_20_Text"><text:s text:c="4"/>print(i)</text:span></text:p>
      <text:p text:style-name="Preformatted_20_Text"/>
      <text:p text:style-name="Preformatted_20_Text"><text:span text:style-name="Source_20_Text">for i in range(1,10,2): <text:s/># 1,3,5,7,9</text:span></text:p>
      <text:p text:style-name="Preformatted_20_Text"><text:span text:style-name="Source_20_Text"><text:s text:c="4"/>print(i)</text:span></text:p>
      <text:p text:style-name="P4"/>
      <text:h text:style-name="Heading_20_3" text:outline-level="3">4.3 Live Demo: Factorial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x = 6</text:span></text:p>
      <text:p text:style-name="Preformatted_20_Text"><text:span text:style-name="Source_20_Text">fact = 1</text:span></text:p>
      <text:p text:style-name="Preformatted_20_Text"><text:span text:style-name="Source_20_Text">for i in range(1, x+1):</text:span></text:p>
      <text:p text:style-name="Preformatted_20_Text"><text:span text:style-name="Source_20_Text"><text:s text:c="4"/>fact *= i</text:span></text:p>
      <text:p text:style-name="Preformatted_20_Text"><text:span text:style-name="Source_20_Text">print(f"{x}! =", fact)</text:span></text:p>
      <text:p text:style-name="P4"/>
      <text:list text:style-name="L7">
        <text:list-item>
          <text:p text:style-name="P12">Show both <text:span text:style-name="Source_20_Text">while</text:span> and <text:span text:style-name="Source_20_Text">for</text:span> versions side-by-side. </text:p>
        </text:list-item>
      </text:list>
      <text:p text:style-name="Horizontal_20_Line"/>
      <text:h text:style-name="Heading_20_2" text:outline-level="2">5. Hands-On Practice #1: Finger Exercises (15 minutes)</text:h>
      <text:list text:style-name="L8">
        <text:list-item>
          <text:p text:style-name="P13"><text:span text:style-name="Strong_20_Emphasis">Hello World N times</text:span> </text:p>
          <text:list>
            <text:list-item>
              <text:p text:style-name="P13">Given <text:span text:style-name="Source_20_Text">N</text:span>, print “Hello World” on separate lines, using either loop. </text:p>
            </text:list-item>
          </text:list>
        </text:list-item>
        <text:list-item>
          <text:p text:style-name="P13"><text:span text:style-name="Strong_20_Emphasis">Divisible by 5</text:span> </text:p>
          <text:list>
            <text:list-item>
              <text:p text:style-name="P13">Given <text:span text:style-name="Source_20_Text">x</text:span>, loop 1→x and print only multiples of 5. </text:p>
            </text:list-item>
          </text:list>
        </text:list-item>
        <text:list-item>
          <text:p text:style-name="P13"><text:soft-page-break/><text:span text:style-name="Strong_20_Emphasis">Digit Sum</text:span> </text:p>
          <text:list>
            <text:list-item>
              <text:p text:style-name="P14">Given integer <text:span text:style-name="Source_20_Text">n</text:span>, use a <text:span text:style-name="Source_20_Text">while</text:span> loop and <text:span text:style-name="Source_20_Text">%</text:span>/<text:span text:style-name="Source_20_Text">//</text:span> to sum its digits. </text:p>
            </text:list-item>
          </text:list>
        </text:list-item>
      </text:list>
      <text:p text:style-name="Text_20_body"><text:span text:style-name="Emphasis">Work in pairs; 8 minutes coding, 7 minutes share solutions.</text:span></text:p>
      <text:p text:style-name="Horizontal_20_Line"/>
      <text:h text:style-name="Heading_20_2" text:outline-level="2">6. Combining Loops &amp; Branching (15 minutes)</text:h>
      <text:h text:style-name="Heading_20_3" text:outline-level="3">6.1 Early Exit with <text:span text:style-name="Source_20_Text">break</text:span></text:h>
      <text:p text:style-name="Text_20_body">+= augmented assignment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mysum = 0</text:span></text:p>
      <text:p text:style-name="Preformatted_20_Text"><text:span text:style-name="Source_20_Text">for i in range(5, 11):</text:span></text:p>
      <text:p text:style-name="Preformatted_20_Text"><text:span text:style-name="Source_20_Text"><text:s text:c="4"/>if mysum &gt; 20:</text:span></text:p>
      <text:p text:style-name="Preformatted_20_Text"><text:span text:style-name="Source_20_Text"><text:s text:c="8"/>break</text:span></text:p>
      <text:p text:style-name="Preformatted_20_Text"><text:span text:style-name="Source_20_Text"><text:s text:c="4"/>mysum += i</text:span></text:p>
      <text:p text:style-name="Preformatted_20_Text"><text:span text:style-name="Source_20_Text">print("Sum:", mysum)</text:span></text:p>
      <text:p text:style-name="P4"/>
      <text:h text:style-name="Heading_20_3" text:outline-level="3">6.2 Skip with <text:span text:style-name="Source_20_Text">continue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for i in range(10):</text:span></text:p>
      <text:p text:style-name="Preformatted_20_Text"><text:span text:style-name="Source_20_Text"><text:s text:c="4"/>if i % 2:</text:span></text:p>
      <text:p text:style-name="Preformatted_20_Text"><text:span text:style-name="Source_20_Text"><text:s text:c="8"/>continue <text:s/># skip odd</text:span></text:p>
      <text:p text:style-name="Preformatted_20_Text"><text:span text:style-name="Source_20_Text"><text:s text:c="4"/>print(i) <text:s text:c="3"/># prints evens only</text:span></text:p>
      <text:p text:style-name="P4"/>
      <text:h text:style-name="Heading_20_3" text:outline-level="3">6.3 “You Try It” Challenge</text:h>
      <text:list text:style-name="L9">
        <text:list-item>
          <text:p text:style-name="P15">Fix buggy code that uses <text:span text:style-name="Source_20_Text">start</text:span> and <text:span text:style-name="Source_20_Text">end</text:span> variables with <text:span text:style-name="Source_20_Text">range(start, end)</text:span> so it includes <text:span text:style-name="Source_20_Text">end</text:span>. </text:p>
        </text:list-item>
      </text:list>
      <text:h text:style-name="Heading_20_2" text:outline-level="2"/>
      <text:h text:style-name="Heading_20_2" text:outline-level="2"/>
      <text:h text:style-name="Heading_20_2" text:outline-level="2">Challenge Description</text:h>
      <text:p text:style-name="Quotations">Task:</text:p>
      <text:p text:style-name="Quotations">You have two variables, <text:span text:style-name="Source_20_Text">start</text:span> and <text:span text:style-name="Source_20_Text">end</text:span>. You want to loop from <text:span text:style-name="Source_20_Text">start</text:span> <text:span text:style-name="Strong_20_Emphasis">through</text:span> <text:span text:style-name="Source_20_Text">end</text:span> (inclusive), but the following code only goes up to <text:span text:style-name="Source_20_Text">end - 1</text:span>.</text:p>
      <text:p text:style-name="Quotations"><text:soft-page-break/><text:span text:style-name="Strong_20_Emphasis">Your job:</text:span> Modify the code so that it prints every integer from <text:span text:style-name="Source_20_Text">start</text:span> to <text:span text:style-name="Source_20_Text">end</text:span>, inclusive.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Buggy version</text:span></text:p>
      <text:p text:style-name="Preformatted_20_Text"><text:span text:style-name="Source_20_Text">start = 3</text:span></text:p>
      <text:p text:style-name="Preformatted_20_Text"><text:span text:style-name="Source_20_Text">end <text:s text:c="2"/>= 7</text:span></text:p>
      <text:p text:style-name="Preformatted_20_Text"/>
      <text:p text:style-name="Preformatted_20_Text"><text:span text:style-name="Source_20_Text">for i in range(start, end):</text:span></text:p>
      <text:p text:style-name="Preformatted_20_Text"><text:span text:style-name="Source_20_Text"><text:s text:c="4"/>print(i)</text:span></text:p>
      <text:p text:style-name="P4"/>
      <text:p text:style-name="Text_20_body"><text:span text:style-name="Strong_20_Emphasis">Expected output:</text:span></text:p>
      <text:p text:style-name="Preformatted_20_Text"><text:span text:style-name="Source_20_Text">CopyEdit</text:span></text:p>
      <text:p text:style-name="Preformatted_20_Text"><text:span text:style-name="Source_20_Text">3</text:span></text:p>
      <text:p text:style-name="Preformatted_20_Text"><text:span text:style-name="Source_20_Text">4</text:span></text:p>
      <text:p text:style-name="Preformatted_20_Text"><text:span text:style-name="Source_20_Text">5</text:span></text:p>
      <text:p text:style-name="Preformatted_20_Text"><text:span text:style-name="Source_20_Text">6</text:span></text:p>
      <text:p text:style-name="Preformatted_20_Text"><text:span text:style-name="Source_20_Text">7</text:span></text:p>
      <text:p text:style-name="P4"/>
      <text:p text:style-name="Horizontal_20_Line"/>
      <text:h text:style-name="Heading_20_2" text:outline-level="2">Fixing the Bug</text:h>
      <text:p text:style-name="Text_20_body">The built‑in <text:span text:style-name="Source_20_Text">range(a, b)</text:span> goes from <text:span text:style-name="Source_20_Text">a</text:span> up to <text:span text:style-name="Strong_20_Emphasis">but not including</text:span> <text:span text:style-name="Source_20_Text">b</text:span>. To include <text:span text:style-name="Source_20_Text">b</text:span> in your loop you need to go up to <text:span text:style-name="Source_20_Text">b + 1</text:span>:</text:p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Fixed version</text:span></text:p>
      <text:p text:style-name="Preformatted_20_Text"><text:span text:style-name="Source_20_Text">start = 3</text:span></text:p>
      <text:p text:style-name="Preformatted_20_Text"><text:span text:style-name="Source_20_Text">end <text:s text:c="2"/>= 7</text:span></text:p>
      <text:p text:style-name="Preformatted_20_Text"/>
      <text:p text:style-name="Preformatted_20_Text"><text:span text:style-name="Source_20_Text">for i in range(start, end + 1):</text:span></text:p>
      <text:p text:style-name="Preformatted_20_Text"><text:span text:style-name="Source_20_Text"><text:s text:c="4"/>print(i)</text:span></text:p>
      <text:p text:style-name="P4"/>
      <text:p text:style-name="Horizontal_20_Line"/>
      <text:h text:style-name="Heading_20_2" text:outline-level="2">7. Group Coding Challenge (20 minutes)</text:h>
      <text:h text:style-name="Heading_20_3" text:outline-level="3">Task: “Mini-Adventure Stats”</text:h>
      <text:list text:style-name="L10">
        <text:list-item>
          <text:p text:style-name="P16"><text:span text:style-name="Strong_20_Emphasis">Define</text:span> two variables: <text:span text:style-name="Source_20_Text">steps</text:span> and <text:span text:style-name="Source_20_Text">health</text:span>. </text:p>
        </text:list-item>
        <text:list-item>
          <text:p text:style-name="P16"><text:span text:style-name="Strong_20_Emphasis">Loop</text:span> <text:span text:style-name="Source_20_Text">steps</text:span> times: </text:p>
          <text:list>
            <text:list-item>
              <text:p text:style-name="P16">Prompt user: “Did you take a step? (yes/no)” </text:p>
            </text:list-item>
            <text:list-item>
              <text:p text:style-name="P16">If <text:span text:style-name="Source_20_Text">yes</text:span>, increment a <text:span text:style-name="Source_20_Text">count</text:span>; if <text:span text:style-name="Source_20_Text">no</text:span>, decrement <text:span text:style-name="Source_20_Text">health</text:span> by 1. </text:p>
            </text:list-item>
            <text:list-item>
              <text:p text:style-name="P16"><text:span text:style-name="Strong_20_Emphasis">Stop early</text:span> if <text:span text:style-name="Source_20_Text">health</text:span> ≤ 0 (use <text:span text:style-name="Source_20_Text">break</text:span>). </text:p>
            </text:list-item>
          </text:list>
        </text:list-item>
        <text:list-item>
          <text:p text:style-name="P16"><text:span text:style-name="Strong_20_Emphasis">Report</text:span>: </text:p>
          <text:list>
            <text:list-item>
              <text:p text:style-name="P16">Total steps taken. </text:p>
            </text:list-item>
            <text:list-item>
              <text:p text:style-name="P17"><text:soft-page-break/>Final health. </text:p>
            </text:list-item>
          </text:list>
        </text:list-item>
      </text:list>
      <text:p text:style-name="Text_20_body"><text:span text:style-name="Emphasis">Write clean code with comments and meaningful names; discuss how loops and conditionals interact.</text:span></text:p>
      <text:h text:style-name="Heading_20_3" text:outline-level="3">Goal:</text:h>
      <text:p text:style-name="Text_20_body">Use <text:span text:style-name="Strong_20_Emphasis">variables, </text:span><text:span text:style-name="Strong_20_Emphasis"><text:span text:style-name="Source_20_Text">input()</text:span></text:span><text:span text:style-name="Strong_20_Emphasis">, </text:span><text:span text:style-name="Strong_20_Emphasis"><text:span text:style-name="Source_20_Text">if</text:span></text:span><text:span text:style-name="Strong_20_Emphasis"> statements, </text:span><text:span text:style-name="Strong_20_Emphasis"><text:span text:style-name="Source_20_Text">loops</text:span></text:span><text:span text:style-name="Strong_20_Emphasis">, and </text:span><text:span text:style-name="Strong_20_Emphasis"><text:span text:style-name="Source_20_Text">break</text:span></text:span> to track progress in a fun mini-adventure!</text:p>
      <text:p text:style-name="Horizontal_20_Line"/>
      <text:h text:style-name="Heading_20_2" text:outline-level="2"><text:span text:style-name="Strong_20_Emphasis">Step-by-Step Working Solution</text:span>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Mini-Adventure Stats Game</text:span></text:p>
      <text:p text:style-name="Preformatted_20_Text"/>
      <text:p text:style-name="Preformatted_20_Text"><text:span text:style-name="Source_20_Text"># Step 1: Define starting variables</text:span></text:p>
      <text:p text:style-name="Preformatted_20_Text"><text:span text:style-name="Source_20_Text">steps = 5 <text:s text:c="11"/># Number of possible steps in the game</text:span></text:p>
      <text:p text:style-name="Preformatted_20_Text"><text:span text:style-name="Source_20_Text">health = 3 <text:s text:c="10"/># Player starts with 3 health points</text:span></text:p>
      <text:p text:style-name="Preformatted_20_Text"><text:span text:style-name="Source_20_Text">steps_taken = 0 <text:s text:c="5"/># To track how many successful steps were taken</text:span></text:p>
      <text:p text:style-name="Preformatted_20_Text"/>
      <text:p text:style-name="Preformatted_20_Text"><text:span text:style-name="Source_20_Text"># Step 2: Start the adventure loop</text:span></text:p>
      <text:p text:style-name="Preformatted_20_Text"><text:span text:style-name="Source_20_Text">for i in range(steps):</text:span></text:p>
      <text:p text:style-name="Preformatted_20_Text"><text:span text:style-name="Source_20_Text"><text:s text:c="4"/>answer = input("Did you take a step? (yes/no): ")</text:span></text:p>
      <text:p text:style-name="Preformatted_20_Text"/>
      <text:p text:style-name="Preformatted_20_Text"><text:span text:style-name="Source_20_Text"><text:s text:c="4"/>if answer.lower() == "yes":</text:span></text:p>
      <text:p text:style-name="Preformatted_20_Text"><text:span text:style-name="Source_20_Text"><text:s text:c="8"/>steps_taken += 1 <text:s/># Increase count of successful steps</text:span></text:p>
      <text:p text:style-name="Preformatted_20_Text"><text:span text:style-name="Source_20_Text"><text:s text:c="4"/>elif answer.lower() == "no":</text:span></text:p>
      <text:p text:style-name="Preformatted_20_Text"><text:span text:style-name="Source_20_Text"><text:s text:c="8"/>health -= 1 <text:s text:c="6"/># Lose health for missing a step</text:span></text:p>
      <text:p text:style-name="Preformatted_20_Text"><text:span text:style-name="Source_20_Text"><text:s text:c="8"/>print("You lost 1 health. Current health:", health)</text:span></text:p>
      <text:p text:style-name="Preformatted_20_Text"/>
      <text:p text:style-name="Preformatted_20_Text"><text:span text:style-name="Source_20_Text"><text:s text:c="4"/># Step 2.5: Check if health is too low</text:span></text:p>
      <text:p text:style-name="Preformatted_20_Text"><text:span text:style-name="Source_20_Text"><text:s text:c="4"/>if health &lt;= 0:</text:span></text:p>
      <text:p text:style-name="Preformatted_20_Text"><text:span text:style-name="Source_20_Text"><text:s text:c="8"/>print("Game Over! You've run out of health.")</text:span></text:p>
      <text:p text:style-name="Preformatted_20_Text"><text:span text:style-name="Source_20_Text"><text:s text:c="8"/>break</text:span></text:p>
      <text:p text:style-name="Preformatted_20_Text"/>
      <text:p text:style-name="Preformatted_20_Text"><text:span text:style-name="Source_20_Text"># Step 3: Report the final results</text:span></text:p>
      <text:p text:style-name="Preformatted_20_Text"><text:span text:style-name="Source_20_Text">print("Adventure Summary:")</text:span></text:p>
      <text:p text:style-name="Preformatted_20_Text"><text:span text:style-name="Source_20_Text">print("Total steps taken:", steps_taken)</text:span></text:p>
      <text:p text:style-name="Preformatted_20_Text"><text:span text:style-name="Source_20_Text">print("Final health:", health)</text:span></text:p>
      <text:p text:style-name="P4"/>
      <text:p text:style-name="Horizontal_20_Line"/>
      <text:h text:style-name="Heading_20_2" text:outline-level="2">8. Recitation 2 Reminders &amp; Q&amp;A (10 minutes)</text:h>
      <text:list text:style-name="L11">
        <text:list-item>
          <text:p text:style-name="P18"><text:span text:style-name="Strong_20_Emphasis">Recap Lecture 2</text:span> (strings, I/O, branching) via quick quiz: </text:p>
          <text:list>
            <text:list-item>
              <text:p text:style-name="P18">How do you slice <text:span text:style-name="Source_20_Text">"DataScience"</text:span> to get <text:span text:style-name="Source_20_Text">"Science"</text:span>? </text:p>
            </text:list-item>
            <text:list-item>
              <text:p text:style-name="P18">Why cast <text:span text:style-name="Source_20_Text">input()</text:span> to <text:span text:style-name="Source_20_Text">int</text:span> before adding? </text:p>
            </text:list-item>
            <text:list-item>
              <text:p text:style-name="P18">Write an <text:span text:style-name="Source_20_Text">if</text:span>/<text:span text:style-name="Source_20_Text">elif</text:span>/<text:span text:style-name="Source_20_Text">else</text:span> for a three-way decision. </text:p>
            </text:list-item>
          </text:list>
        </text:list-item>
        <text:list-item>
          <text:p text:style-name="P19"><text:span text:style-name="Strong_20_Emphasis">Course Logistics</text:span>: PS1 due next week, finger exercises before each class, recitations. </text:p>
        </text:list-item>
      </text:list>
      <text:p text:style-name="Horizontal_20_Line"/>
      <text:h text:style-name="Heading_20_2" text:outline-level="2"><text:soft-page-break/>9. Wrap-Up &amp; Next Steps (10 minutes)</text:h>
      <text:list text:style-name="L12">
        <text:list-item>
          <text:p text:style-name="P20"><text:span text:style-name="Strong_20_Emphasis">Key Takeaways</text:span>: </text:p>
          <text:list>
            <text:list-item>
              <text:p text:style-name="P20"><text:span text:style-name="Source_20_Text">while</text:span> vs. <text:span text:style-name="Source_20_Text">for</text:span>; counters and infinite loops; <text:span text:style-name="Source_20_Text">break</text:span>/<text:span text:style-name="Source_20_Text">continue</text:span>. </text:p>
            </text:list-item>
            <text:list-item>
              <text:p text:style-name="P20">Patterns: greeting loops, counters, factorial, digit sums. </text:p>
            </text:list-item>
          </text:list>
        </text:list-item>
        <text:list-item>
          <text:p text:style-name="P20"><text:span text:style-name="Strong_20_Emphasis">Preview Lecture 4</text:span>: </text:p>
          <text:list>
            <text:list-item>
              <text:p text:style-name="P20">Strings + loops: iterating over characters, “guess-and-check”, binary search. </text:p>
            </text:list-item>
          </text:list>
        </text:list-item>
        <text:list-item>
          <text:p text:style-name="P20"><text:span text:style-name="Strong_20_Emphasis">Homework</text:span>: </text:p>
          <text:list>
            <text:list-item>
              <text:p text:style-name="P20">Practice 1 &amp; 2 from “At Home” section. </text:p>
            </text:list-item>
            <text:list-item>
              <text:p text:style-name="P21">Write a loop that prints Fibonacci numbers up to <text:span text:style-name="Source_20_Text">N</text:span>. </text:p>
            </text:list-item>
          </text:list>
        </text:list-item>
      </text:list>
      <text:p text:style-name="Horizontal_20_Line"/>
      <text:p text:style-name="Text_20_body"><text:span text:style-name="Strong_20_Emphasis">Enjoy exploring repetition in code—and remember: loops turn “do things many times” into just a few lines of Python!</text:span></text:p>
      <text:h text:style-name="Heading_20_2" text:outline-level="2">Summary of Solutions</text:h>
      <text:list text:style-name="L13">
        <text:list-item>
          <text:p text:style-name="P22"><text:span text:style-name="Strong_20_Emphasis">Challenge 1</text:span> reads a numeric string, validates with <text:span text:style-name="Source_20_Text">str.isdigit()</text:span>, and uses a dictionary with <text:span text:style-name="Source_20_Text">.get()</text:span> to count and then prints frequencies in sorted order. </text:p>
        </text:list-item>
        <text:list-item>
          <text:p text:style-name="P23"><text:span text:style-name="Strong_20_Emphasis">Challenge 2</text:span> generates a random secret with <text:span text:style-name="Source_20_Text">random.randint()</text:span>, uses a <text:span text:style-name="Source_20_Text">while</text:span> loop limited by attempts, compares guesses via <text:span text:style-name="Source_20_Text">if</text:span>/<text:span text:style-name="Source_20_Text">elif</text:span>/<text:span text:style-name="Source_20_Text">else</text:span>, and handles early exit with <text:span text:style-name="Source_20_Text">break</text:span> plus an <text:span text:style-name="Source_20_Text">else</text:span> on the loop. </text:p>
        </text:list-item>
      </text:list>
      <text:p text:style-name="Horizontal_20_Line"/>
      <text:h text:style-name="Heading_20_2" text:outline-level="2">Challenge 1: Digit Frequency Counter (<text:span text:style-name="Source_20_Text">Challenge1.py</text:span>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allenge1.py</text:span></text:p>
      <text:p text:style-name="Preformatted_20_Text"/>
      <text:p text:style-name="Preformatted_20_Text"><text:span text:style-name="Source_20_Text"># 1. Prompt and validate</text:span></text:p>
      <text:p text:style-name="Preformatted_20_Text"><text:span text:style-name="Source_20_Text">num_str = input("Enter a positive integer: ")</text:span></text:p>
      <text:p text:style-name="Preformatted_20_Text"><text:span text:style-name="Source_20_Text">if not num_str.isdigit():</text:span></text:p>
      <text:p text:style-name="Preformatted_20_Text"><text:span text:style-name="Source_20_Text"># Validate all characters are digits :contentReference[oaicite:0]{index=0}</text:span></text:p>
      <text:p text:style-name="Preformatted_20_Text"><text:span text:style-name="Source_20_Text"><text:s text:c="4"/>print("Invalid input. Please enter only digits.")</text:span></text:p>
      <text:p text:style-name="Preformatted_20_Text"><text:span text:style-name="Source_20_Text"><text:s text:c="4"/>exit(1)</text:span></text:p>
      <text:p text:style-name="Preformatted_20_Text"/>
      <text:p text:style-name="Preformatted_20_Text"><text:span text:style-name="Source_20_Text"># 2. Count frequencies</text:span></text:p>
      <text:p text:style-name="Preformatted_20_Text"><text:span text:style-name="Source_20_Text">counts = {}</text:span></text:p>
      <text:p text:style-name="Preformatted_20_Text"><text:span text:style-name="Source_20_Text">for ch in num_str: <text:s text:c="17"/># Iterate over each character :contentReference[oaicite:1]{index=1}</text:span></text:p>
      <text:p text:style-name="Preformatted_20_Text"><text:span text:style-name="Source_20_Text"><text:s text:c="4"/>counts[ch] = counts.get(ch, 0) + 1 <text:s/># Use dict.get() to increment :contentReference[oaicite:2]{index=2}</text:span></text:p>
      <text:p text:style-name="Preformatted_20_Text"/>
      <text:p text:style-name="Preformatted_20_Text"><text:span text:style-name="Source_20_Text"># 3. Print in ascending order</text:span></text:p>
      <text:p text:style-name="Preformatted_20_Text"><text:span text:style-name="Source_20_Text">for digit in sorted(counts): <text:s text:c="7"/># sorted() returns sorted list of keys :contentReference[oaicite:3]{index=3}</text:span></text:p>
      <text:p text:style-name="Preformatted_20_Text"><text:span text:style-name="Source_20_Text"><text:s text:c="4"/>print(f"Digit {digit}: {counts[digit]} time(s)")</text:span></text:p>
      <text:p text:style-name="P4"/>
      <text:p text:style-name="Text_20_body"><text:soft-page-break/><text:span text:style-name="Strong_20_Emphasis">Explanation:</text:span></text:p>
      <text:list text:style-name="L14">
        <text:list-item>
          <text:p text:style-name="P24">We use <text:span text:style-name="Source_20_Text">str.isdigit()</text:span> to ensure the user’s input contains only digits (no letters or symbols) <text:a xlink:type="simple" xlink:href="https://stackoverflow.com/questions/72103993/using-isdigit-in-python-to-count-integers-together-and-present-it-using-a-word?utm_source=chatgpt.com" text:style-name="Internet_20_link" text:visited-style-name="Visited_20_Internet_20_Link">Stack Overflow</text:a>. </text:p>
        </text:list-item>
        <text:list-item>
          <text:p text:style-name="P24">A simple <text:span text:style-name="Source_20_Text">for ch in num_str:</text:span> loop visits each character in the string <text:a xlink:type="simple" xlink:href="https://www.studytonight.com/python-programs/counting-the-frequencies-in-a-list-using-dictionary-in-python?utm_source=chatgpt.com" text:style-name="Internet_20_link" text:visited-style-name="Visited_20_Internet_20_Link">Studytonight</text:a>. </text:p>
        </text:list-item>
        <text:list-item>
          <text:p text:style-name="P24">We maintain a <text:span text:style-name="Source_20_Text">counts</text:span> dictionary, using <text:span text:style-name="Source_20_Text">counts.get(ch, 0) + 1</text:span> to tally occurrences without needing an explicit <text:span text:style-name="Source_20_Text">if</text:span>check for existence <text:a xlink:type="simple" xlink:href="https://www.geeksforgeeks.org/counting-the-frequencies-in-a-list-using-dictionary-in-python/?utm_source=chatgpt.com" text:style-name="Internet_20_link" text:visited-style-name="Visited_20_Internet_20_Link">GeeksforGeeks</text:a>. </text:p>
        </text:list-item>
        <text:list-item>
          <text:p text:style-name="P25">Finally, <text:span text:style-name="Source_20_Text">sorted(counts)</text:span> gives us the digits in ascending order to print cleanly <text:a xlink:type="simple" xlink:href="https://www.geeksforgeeks.org/number-guessing-game-in-python/?utm_source=chatgpt.com" text:style-name="Internet_20_link" text:visited-style-name="Visited_20_Internet_20_Link">GeeksforGeeks</text:a>. </text:p>
        </text:list-item>
      </text:list>
      <text:p text:style-name="Horizontal_20_Line"/>
      <text:h text:style-name="Heading_20_2" text:outline-level="2">Challenge 2: Guess‑the‑Number Game (<text:span text:style-name="Source_20_Text">Challenge2.py</text:span>)</text:h>
      <text:p text:style-name="Preformatted_20_Text"><text:span text:style-name="Source_20_Text">python</text:span></text:p>
      <text:p text:style-name="Preformatted_20_Text"><text:span text:style-name="Source_20_Text">CopyEdit</text:span></text:p>
      <text:p text:style-name="Preformatted_20_Text"><text:span text:style-name="Source_20_Text"># Challenge2.py</text:span></text:p>
      <text:p text:style-name="Preformatted_20_Text"><text:span text:style-name="Source_20_Text">import random <text:s text:c="23"/># Import random module :contentReference[oaicite:8]{index=8}</text:span></text:p>
      <text:p text:style-name="Preformatted_20_Text"/>
      <text:p text:style-name="Preformatted_20_Text"><text:span text:style-name="Source_20_Text"># 1. Generate secret number</text:span></text:p>
      <text:p text:style-name="Preformatted_20_Text"><text:span text:style-name="Source_20_Text">secret = random.randint(1, 50) <text:s text:c="7"/># Random int between 1 and 50 :contentReference[oaicite:9]{index=9}</text:span></text:p>
      <text:p text:style-name="Preformatted_20_Text"><text:span text:style-name="Source_20_Text">attempts = 0</text:span></text:p>
      <text:p text:style-name="Preformatted_20_Text"><text:span text:style-name="Source_20_Text">max_attempts = 5</text:span></text:p>
      <text:p text:style-name="Preformatted_20_Text"/>
      <text:p text:style-name="Preformatted_20_Text"><text:span text:style-name="Source_20_Text"># 2. Guessing loop</text:span></text:p>
      <text:p text:style-name="Preformatted_20_Text"><text:span text:style-name="Source_20_Text">while attempts &lt; max_attempts: <text:s text:c="7"/># Loop up to max_attempts times :contentReference[oaicite:10]{index=10}</text:span></text:p>
      <text:p text:style-name="Preformatted_20_Text"><text:span text:style-name="Source_20_Text"><text:s text:c="4"/>try:</text:span></text:p>
      <text:p text:style-name="Preformatted_20_Text"><text:span text:style-name="Source_20_Text"><text:s text:c="8"/>guess = int(input(f"Attempt {attempts+1}/{max_attempts}: Your guess? "))</text:span></text:p>
      <text:p text:style-name="Preformatted_20_Text"><text:span text:style-name="Source_20_Text"><text:s text:c="4"/>except ValueError:</text:span></text:p>
      <text:p text:style-name="Preformatted_20_Text"><text:span text:style-name="Source_20_Text"><text:s text:c="8"/>print("Please enter a valid integer.")</text:span></text:p>
      <text:p text:style-name="Preformatted_20_Text"><text:span text:style-name="Source_20_Text"><text:s text:c="8"/>continue</text:span></text:p>
      <text:p text:style-name="Preformatted_20_Text"/>
      <text:p text:style-name="Preformatted_20_Text"><text:span text:style-name="Source_20_Text"><text:s text:c="4"/>attempts += 1</text:span></text:p>
      <text:p text:style-name="Preformatted_20_Text"/>
      <text:p text:style-name="Preformatted_20_Text"><text:span text:style-name="Source_20_Text"><text:s text:c="4"/>if guess == secret:</text:span></text:p>
      <text:p text:style-name="Preformatted_20_Text"><text:span text:style-name="Source_20_Text"><text:s text:c="8"/>print(" Correct! You guessed the number in", attempts, "tries.")</text:span></text:p>
      <text:p text:style-name="Preformatted_20_Text"><text:span text:style-name="Source_20_Text"><text:s text:c="8"/>break <text:s text:c="25"/># Early exit on correct guess :contentReference[oaicite:11]{index=11}</text:span></text:p>
      <text:p text:style-name="Preformatted_20_Text"><text:span text:style-name="Source_20_Text"><text:s text:c="4"/>elif guess &lt; secret:</text:span></text:p>
      <text:p text:style-name="Preformatted_20_Text"><text:span text:style-name="Source_20_Text"><text:s text:c="8"/>print("Too low! Try again.")</text:span></text:p>
      <text:p text:style-name="Preformatted_20_Text"><text:span text:style-name="Source_20_Text"><text:s text:c="4"/>else:</text:span></text:p>
      <text:p text:style-name="Preformatted_20_Text"><text:span text:style-name="Source_20_Text"><text:s text:c="8"/>print("Too high! Try again.")</text:span></text:p>
      <text:p text:style-name="Preformatted_20_Text"><text:span text:style-name="Source_20_Text">else:</text:span></text:p>
      <text:p text:style-name="Preformatted_20_Text"><text:span text:style-name="Source_20_Text"><text:s text:c="4"/># Executes if loop completes without break</text:span></text:p>
      <text:p text:style-name="Preformatted_20_Text"><text:span text:style-name="Source_20_Text"><text:s text:c="4"/>print(" Out of attempts. The number was", secret)</text:span></text:p>
      <text:p text:style-name="P4"/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Explanation:</text:span></text:p>
      <text:list text:style-name="L15">
        <text:list-item>
          <text:p text:style-name="P26"><text:span text:style-name="Source_20_Text">random.randint(1, 50)</text:span> picks a secret integer inclusively between 1 and 50 <text:a xlink:type="simple" xlink:href="https://dev.to/balapriya/how-to-code-a-simple-number-guessing-game-in-python-4jai?utm_source=chatgpt.com" text:style-name="Internet_20_link" text:visited-style-name="Visited_20_Internet_20_Link">DEV Community</text:a>. </text:p>
        </text:list-item>
        <text:list-item>
          <text:p text:style-name="P26">A <text:span text:style-name="Source_20_Text">while attempts &lt; max_attempts:</text:span> loop limits the number of trials, incrementing <text:span text:style-name="Source_20_Text">attempts</text:span> each iteration <text:a xlink:type="simple" xlink:href="https://stackoverflow.com/questions/73229062/python-problem-coding-random-number-guessing-game-using-while-loop?utm_source=chatgpt.com" text:style-name="Internet_20_link" text:visited-style-name="Visited_20_Internet_20_Link">Stack Overflow</text:a>. </text:p>
        </text:list-item>
        <text:list-item>
          <text:p text:style-name="P26">We wrap the <text:span text:style-name="Source_20_Text">int(input(...))</text:span> in <text:span text:style-name="Source_20_Text">try/except</text:span> to handle non‑integer entries gracefully (reinforcing I/O practices from Topic 2). </text:p>
        </text:list-item>
        <text:list-item>
          <text:p text:style-name="P26">Conditional branches (<text:span text:style-name="Source_20_Text">if</text:span>/<text:span text:style-name="Source_20_Text">elif</text:span>/<text:span text:style-name="Source_20_Text">else</text:span>) give feedback on whether the guess is too low, too high, or correct <text:a xlink:type="simple" xlink:href="https://www.geeksforgeeks.org/number-guessing-game-in-python/?utm_source=chatgpt.com" text:style-name="Internet_20_link" text:visited-style-name="Visited_20_Internet_20_Link">GeeksforGeeks</text:a>. </text:p>
        </text:list-item>
        <text:list-item>
          <text:p text:style-name="P27">Using <text:span text:style-name="Source_20_Text">break</text:span> exits early on success, and the <text:span text:style-name="Source_20_Text">else:</text:span> block on the <text:span text:style-name="Source_20_Text">while</text:span> only runs if no break occurred, revealing the secret number. </text:p>
        </text:list-item>
      </text:list>
      <text:p text:style-name="Horizontal_20_Line"/>
      <text:h text:style-name="Heading_20_3" text:outline-level="3">References</text:h>
      <text:list text:style-name="L16">
        <text:list-item>
          <text:p text:style-name="P28"><text:span text:style-name="Strong_20_Emphasis"><text:span text:style-name="Source_20_Text">sorted()</text:span></text:span> built‑in for sorting dictionary keys: “Python sorted()” <text:a xlink:type="simple" xlink:href="https://www.geeksforgeeks.org/number-guessing-game-in-python/?utm_source=chatgpt.com" text:style-name="Internet_20_link" text:visited-style-name="Visited_20_Internet_20_Link">GeeksforGeeks</text:a> </text:p>
        </text:list-item>
        <text:list-item>
          <text:p text:style-name="P28"><text:span text:style-name="Strong_20_Emphasis"><text:span text:style-name="Source_20_Text">.get()</text:span></text:span> method for dictionary counting: “Counting frequencies using get()” <text:a xlink:type="simple" xlink:href="https://www.geeksforgeeks.org/counting-the-frequencies-in-a-list-using-dictionary-in-python/?utm_source=chatgpt.com" text:style-name="Internet_20_link" text:visited-style-name="Visited_20_Internet_20_Link">GeeksforGeeks</text:a> </text:p>
        </text:list-item>
        <text:list-item>
          <text:p text:style-name="P28"><text:span text:style-name="Strong_20_Emphasis"><text:span text:style-name="Source_20_Text">for x in iterable:</text:span></text:span> loop syntax and semantics: “Counting frequencies in a list” <text:a xlink:type="simple" xlink:href="https://www.studytonight.com/python-programs/counting-the-frequencies-in-a-list-using-dictionary-in-python?utm_source=chatgpt.com" text:style-name="Internet_20_link" text:visited-style-name="Visited_20_Internet_20_Link">Studytonight</text:a> </text:p>
        </text:list-item>
        <text:list-item>
          <text:p text:style-name="P28"><text:span text:style-name="Strong_20_Emphasis"><text:span text:style-name="Source_20_Text">str.isdigit()</text:span></text:span> for input validation: “Using isdigit() in Python” <text:a xlink:type="simple" xlink:href="https://stackoverflow.com/questions/72103993/using-isdigit-in-python-to-count-integers-together-and-present-it-using-a-word?utm_source=chatgpt.com" text:style-name="Internet_20_link" text:visited-style-name="Visited_20_Internet_20_Link">Stack Overflow</text:a> </text:p>
        </text:list-item>
        <text:list-item>
          <text:p text:style-name="P28"><text:span text:style-name="Strong_20_Emphasis"><text:span text:style-name="Source_20_Text">while</text:span></text:span><text:span text:style-name="Strong_20_Emphasis"> loop</text:span> usage with counters: “Number guessing game using while loop” <text:a xlink:type="simple" xlink:href="https://stackoverflow.com/questions/73229062/python-problem-coding-random-number-guessing-game-using-while-loop?utm_source=chatgpt.com" text:style-name="Internet_20_link" text:visited-style-name="Visited_20_Internet_20_Link">Stack Overflow</text:a> </text:p>
        </text:list-item>
        <text:list-item>
          <text:p text:style-name="P28"><text:span text:style-name="Strong_20_Emphasis"><text:span text:style-name="Source_20_Text">random.randint()</text:span></text:span> for random integer: “How to code a simple number guessing game” <text:a xlink:type="simple" xlink:href="https://dev.to/balapriya/how-to-code-a-simple-number-guessing-game-in-python-4jai?utm_source=chatgpt.com" text:style-name="Internet_20_link" text:visited-style-name="Visited_20_Internet_20_Link">DEV Community</text:a> </text:p>
        </text:list-item>
        <text:list-item>
          <text:p text:style-name="P28"><text:span text:style-name="Strong_20_Emphasis"><text:span text:style-name="Source_20_Text">break</text:span></text:span><text:span text:style-name="Strong_20_Emphasis"> and </text:span><text:span text:style-name="Strong_20_Emphasis"><text:span text:style-name="Source_20_Text">else</text:span></text:span> on loops: GeeksforGeeks number guessing example <text:a xlink:type="simple" xlink:href="https://www.geeksforgeeks.org/number-guessing-game-in-python/?utm_source=chatgpt.com" text:style-name="Internet_20_link" text:visited-style-name="Visited_20_Internet_20_Link">GeeksforGeeks</text:a> </text:p>
        </text:list-item>
        <text:list-item>
          <text:p text:style-name="P28"><text:span text:style-name="Strong_20_Emphasis">Branching in loops</text:span> with <text:span text:style-name="Source_20_Text">if</text:span>/<text:span text:style-name="Source_20_Text">elif</text:span>/<text:span text:style-name="Source_20_Text">else</text:span>: GeeksforGeeks <text:a xlink:type="simple" xlink:href="https://www.geeksforgeeks.org/number-guessing-game-in-python/?utm_source=chatgpt.com" text:style-name="Internet_20_link" text:visited-style-name="Visited_20_Internet_20_Link">GeeksforGeeks</text:a> </text:p>
        </text:list-item>
        <text:list-item>
          <text:p text:style-name="P28"><text:span text:style-name="Strong_20_Emphasis">Exception handling</text:span> around input conversion: Python best practices (inspired by multiple sources) <text:a xlink:type="simple" xlink:href="https://stackoverflow.com/questions/73229062/python-problem-coding-random-number-guessing-game-using-while-loop?utm_source=chatgpt.com" text:style-name="Internet_20_link" text:visited-style-name="Visited_20_Internet_20_Link">Stack Overflow</text:a> </text:p>
        </text:list-item>
        <text:list-item>
          <text:p text:style-name="P29"><text:span text:style-name="Strong_20_Emphasis">F‑strings</text:span> for formatted output: Python 3.6+ feature used throughout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4:12:43.227614324</meta:creation-date>
    <dc:date>2025-05-22T14:15:24.112183400</dc:date>
    <meta:editing-duration>PT2M42S</meta:editing-duration>
    <meta:editing-cycles>1</meta:editing-cycles>
    <meta:document-statistic meta:table-count="0" meta:image-count="0" meta:object-count="0" meta:page-count="9" meta:paragraph-count="250" meta:word-count="1643" meta:character-count="10451" meta:non-whitespace-character-count="8693"/>
    <meta:generator>LibreOffice/24.8.7.2$Linux_X86_64 LibreOffice_project/480$Build-2</meta:generator>
  </office:meta>
</office:document-meta>
</file>